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c5107"/>
    </style:style>
    <style:style style:name="P2" style:family="paragraph" style:parent-style-name="Standard">
      <style:text-properties officeooo:paragraph-rsid="000c5107"/>
    </style:style>
    <style:style style:name="T1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Letteratura%20per%20ragazzi" text:style-name="Internet_20_link" text:visited-style-name="Visited_20_Internet_20_Link"><text:span text:style-name="T1">Letteratura per ragazzi</text:span></text:a></text:p>
      <text:p text:style-name="P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7:17:35.944000000</dc:date>
    <meta:editing-duration>PT23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3" meta:character-count="23" meta:non-whitespace-character-count="21"/>
  </office:meta>
</office:document-meta>
</file>